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gestion des réserves</text:p>
      <text:p text:style-name="Corpus_20_A">Les unités en « réserve » peuvent entrer soit par la « zone de renforts », soit conformément aux compétences « parachutisme », « infiltr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au tour précédent peuvent débarquer les troupes embarquées à leur bord dans une zone de 3 pas autour de leurs baies d'embarquement.</text:p>
      <text:p text:style-name="Corpus_20_A">IMPORTANT : Toutes les unités entrées sur le terrain au cours de cette phase reçoivent pour ce tour un ordre « mouvement » qui ne peut en aucun cas être modifié.</text:p>
      <text:p text:style-name="Corpus_20_A">Les véhicules qui ont reçu un ordre « tir appuyé » à la fois à ce tour ci et au tour précédent peuvent embarquer les soldats présents dans une zone de 3 « pas » autour de leurs baies d'embarquement, l'ordre de « tir appuyé » ne peut en aucun cas être modifié au cour du tour.</text:p>
      <text:p text:style-name="Title_20_Shobido_20_2">artillerie</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Title_20_Shobido_20_3">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text:soft-page-break/>cavalerie</text:p>
      <text:p text:style-name="Corpus_20_A">La « cavalerie » ne peut pas recevoir d'ordre de « tir appuyé ».</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Tirs d'interceptions : </text:p>
      <text:p text:style-name="Corpus_20_A">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Corpus_20_A">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Title_20_Shobido_20_2">Mouvement</text:p>
      <text:p text:style-name="Corpus_20_A">Le mouvement des unités dépend de l'ordre qu'elles ont reçu :</text:p>
      <text:p text:style-name="Corpus_20_Note">Les fantassins en « tir appuyé » ne peuvent pas se déplacer mais peuvent pivoter.</text:p>
      <text:p text:style-name="Corpus_20_Note">Les fantassins en « manœuvre » peuvent se déplacer de 3ps.</text:p>
      <text:p text:style-name="Corpus_20_Note">Les fantassins en « mouvement » peuvent se déplacer de leur capacité de mouvement.</text:p>
      <text:p text:style-name="Corpus_20_Note">Les fantassins en « déplacement » peuvent se déplacer de leur capacité de <text:s/>mouvement + max(D6;D6).</text:p>
      <text:p text:style-name="Corpus_20_Note">Les véhicules doivent se déplacer d'un mouvement qui est fonction de leur ordre et de leur rang (cf « tableau des véhicules »)</text:p>
      <text:h text:style-name="Title_20_Shobido_20_1" text:outline-level="1">Tir (3)</text:h>
      <text:p text:style-name="Title_20_Shobido_20_2">Tirs appuyés</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1 (cf « modificateurs de tir »).</text:p>
      <text:p text:style-name="Title_20_Shobido_20_2">tirs tactiques</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en corps à corps (au contact socle à socle).</text:p>
      <text:p text:style-name="Title_20_Shobido_20_2">Tir a travers un corps a corps :</text:p>
      <text:p text:style-name="Corpus_20_A">Il est impossible de tirer sur un adversaire si la trajectoire du tir passe à travers une zone de corps à corps.</text:p>
      <text:h text:style-name="Title_20_Shobido_20_1" text:outline-level="1"><text:soft-page-break/>Corps à corps (4)</text:h>
      <text:p text:style-name="Title_20_Shobido_20_2">Mouvements de charge</text:p>
      <text:p text:style-name="Corpus_20_A">Une unité qui a reçu un ordre de manœuvre ou de mouvement et qui n'a pas tiré est éligible pour effectuer une charge.</text:p>
      <text:p text:style-name="Corpus_20_A">Par ordre d'initiative décroissante, puis à nouveau par ordre d’initiative croissante chaque unité éligible peut soit attendre et ne pas effectuer d'action, soit effectuer un mouvement de charge. Elle ne peut néanmoins effectuer son mouvement qu'une seule fois par phase de corps à corps.</text:p>
      <text:p text:style-name="Corpus_20_A">La distance parcourue par les soldats lors d'une « charge » <text:s/>est de (Mv)ps. La compétence « saut » amène ce mouvement à ?ps. </text:p>
      <text:p text:style-name="Corpus_20_A">Cette distance de charge est un maximum, la distance parcourue est libre dans le respect de la limite maximale.</text:p>
      <text:p text:style-name="Corpus_20_A">Tout contact entre deux unités ennemies entraine l'ouverture d'un combat. Les combats sont résolus dès leur apparition, en prenant en compte l'état du terrain tel qu'il est sur le moment. </text:p>
      <text:p text:style-name="Corpus_20_A">L'ordre dans lequel les combats sont résolus peut donc avoir une incidence majeure sur l'évolution générale d'un corps à corps.</text:p>
      <text:p text:style-name="Title_20_Shobido_20_2">combats</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1 point,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text:soft-page-break/>Si l'un des deux duellistes a un score supérieur de 7 points ou plus à celui de son adversaire il ne subit pas de touche, en revanche son adversaire est touché trois fois et doit faire trois « tests de sauvegarde ».</text:p>
      <text:p text:style-name="Corpus_20_A">Un soldat qui subit au moins une touche en combat peut tenter une esquive avant la résolution de cette ou ces touches. Cf « test d'esquive ».</text:p>
      <text:p text:style-name="Title_20_Shobido_20_2">esquives</text:p>
      <text:p text:style-name="Corpus_20_A">Au cours de cette phase les soldats ayant perdu un corps à corps (ie qui subissent une ou plusieurs touches) peuvent tenter un mouvement de recul afin de minimiser leur défaite.</text:p>
      <text:p text:style-name="Corpus_20_A">IMPORTANT : Effectuer une esquive pour quitter un corps à corps n'est nécessaire que dans le cas où le soldat est « engagé ». Les soldats surnuméraires d'un combat complexe ne sont pas « engagés », ils peuvent donc tous le quitter sauf l'un d'entre eux.</text:p>
      <text:p text:style-name="Corpus_20_A">Une esquive permet a un soldat engagé en corps à corps de s'en dégager immédiatement et de s'en écarter d'une distance de 6ps.</text:p>
      <text:p text:style-name="Corpus_20_A">Pour qu'une esquive soit un succès, le soldat doit se désengager de la totalité de ses adversaires en contact.</text:p>
      <text:p text:style-name="Corpus_20_A">IMPORTANT : Si votre dernier soldat valide quitte un corps à corps, laissant face à son ennemi uniquement des soldats « bloqués » ou « au tapis », vos soldats « au tapis » seront mis « hors combat » lors de la phase de réorganisation des corps à corps.</text:p>
      <text:p text:style-name="Title_20_Shobido_20_2">réorganisation</text:p>
      <text:p text:style-name="Corpus_20_A">Tous les soldats qui ont chargé ou ont participé à un corps à corps et qui ne sont en ce moment ni « engagés », ni « bloqués », ni « au tapis », disposent d'un mouvement de 2ps. Les mouvements sont effectués par ordre décroissant puis croissant d'initiative avec l'avantage au joueur « Alpha ». </text:p>
      <text:p text:style-name="Title_20_Shobido_20_3">annexe</text:p>
      <text:p text:style-name="Title_20_Shobido_20_2">Rappel </text:p>
      <text:p text:style-name="Corpus_20_Note">« tir appuyé » donne un malus de 4 en CC.</text:p>
      <text:p text:style-name="Corpus_20_Note">« manœuvre » donne un malus de 2 en CC si le soldat a tiré.</text:p>
      <text:p text:style-name="Corpus_20_Note">« mouvement » donne un malus de 2 en CC si le soldat a tiré.</text:p>
      <text:p text:style-name="Corpus_20_Note">« déplacement » ne donne ni bonus, ni malus.</text:p>
      <text:p text:style-name="Corpus_20_Note">« bloqué » donne un malus de 2.</text:p>
      <text:p text:style-name="Corpus_20_Note">« au tapis » un soldat au tapis ne peut pas se battre, il sera automatiquement mis « hors combat » s'il est engagé par un adversaire.</text:p>
      <text:h text:style-name="Title_20_Shobido_20_1" text:outline-level="1"><text:soft-page-break/>Ralliement (5)</text:h>
      <text:p text:style-name="Title_20_Shobido_20_2">Explosion des grenades Antichars</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Title_20_Shobido_20_2">déblocage &amp; panique</text:p>
      <text:p text:style-name="Corpus_20_A">Tous les soldats « bloqués » (à l'exception des soldats « bloqués » en contact socle à socle avec un soldat doté de la compétence « gladiateur »), effectuent un « test de blocage ».</text:p>
      <text:p text:style-name="Corpus_20_A">Tout soldat qui échoue à retrouver un état valide suite à ce test effectue un mouvement de « panique » qui s'effectue strictement dans la direction du pion marquant la zone de retraite du soldat, d'un nombre de « pas » égal à son mouvement, et en conservant son état « bloqué ». Lors de ce mouvement le soldat n'engagera jamais l'ennemi, pas même s'il finit son mouvement en contact socle à socle avec l'un d'eux.</text:p>
      <text:p text:style-name="Title_20_Shobido_20_2">soins</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5</text:page-number> / <text:page-count>6</text:page-count></text:p>
      </style:footer>
      <style:footer-left>
        <text:p text:style-name="MP2">1 <text:s/>: <text:s/><text:page-number text:select-page="current">4</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8M29S</meta:editing-duration>
    <meta:editing-cycles>51</meta:editing-cycles>
    <meta:generator>OpenOffice.org/3.4.1$Win32 OpenOffice.org_project/341m1$Build-9593</meta:generator>
    <dc:date>2013-12-12T18:16:30.70</dc:date>
    <meta:document-statistic meta:table-count="0" meta:image-count="0" meta:object-count="0" meta:page-count="6" meta:paragraph-count="146" meta:word-count="2734" meta:character-count="14891"/>
    <meta:user-defined meta:name="Info 1"/>
    <meta:user-defined meta:name="Info 2"/>
    <meta:user-defined meta:name="Info 3"/>
    <meta:user-defined meta:name="Info 4"/>
  </office:meta>
</office:document-meta>
</file>